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line-height="140%" fo:text-align="start" style:justify-single-word="false" fo:text-indent="0cm" style:auto-text-indent="false"/>
      <style:text-properties fo:font-variant="normal" fo:text-transform="none" fo:color="#004aad" loext:opacity="100%" fo:font-size="21.75pt" fo:font-style="normal" fo:font-weight="bold"/>
    </style:style>
    <style:style style:name="P2" style:family="paragraph" style:parent-style-name="Text_20_body">
      <style:paragraph-properties fo:margin-left="0cm" fo:margin-right="0cm" fo:line-height="140%" fo:text-align="start" style:justify-single-word="false" fo:text-indent="0cm" style:auto-text-indent="false"/>
      <style:text-properties fo:font-variant="normal" fo:text-transform="none" fo:color="#ffbd59" loext:opacity="100%" fo:font-size="21.75pt" fo:font-style="normal" fo:font-weight="bold" officeooo:paragraph-rsid="000eb56c"/>
    </style:style>
    <style:style style:name="P3" style:family="paragraph" style:parent-style-name="Text_20_body">
      <style:paragraph-properties fo:margin-left="0cm" fo:margin-right="0cm" fo:line-height="140%" fo:text-align="start" style:justify-single-word="false" fo:text-indent="0cm" style:auto-text-indent="false"/>
      <style:text-properties fo:font-variant="normal" fo:text-transform="none" fo:color="#000000" loext:opacity="100%" fo:font-size="16pt" fo:font-style="normal" fo:font-weight="bold" style:font-size-asian="16pt" style:font-size-complex="16pt"/>
    </style:style>
    <style:style style:name="P4" style:family="paragraph" style:parent-style-name="Text_20_body">
      <style:paragraph-properties fo:margin-left="0cm" fo:margin-right="0cm" fo:line-height="140%" fo:text-align="start" style:justify-single-word="false" fo:text-indent="0cm" style:auto-text-indent="false"/>
      <style:text-properties fo:font-variant="normal" fo:text-transform="none" fo:color="#000000" loext:opacity="100%" fo:font-size="14pt" fo:font-style="normal" fo:font-weight="normal" style:font-size-asian="14pt" style:font-size-complex="14pt"/>
    </style:style>
    <style:style style:name="P5" style:family="paragraph" style:parent-style-name="Text_20_body">
      <style:paragraph-properties fo:margin-left="0cm" fo:margin-right="0cm" fo:line-height="140%" fo:text-align="start" style:justify-single-word="false" fo:text-indent="0cm" style:auto-text-indent="false"/>
      <style:text-properties fo:font-size="14pt" style:font-size-asian="14pt" style:font-size-complex="14pt"/>
    </style:style>
    <style:style style:name="P6" style:family="paragraph" style:parent-style-name="Text_20_body" style:list-style-name="L1">
      <style:paragraph-properties fo:margin-left="0cm" fo:margin-right="0cm" fo:margin-top="0cm" fo:margin-bottom="0cm" style:contextual-spacing="false" fo:line-height="140%" fo:text-align="start" style:justify-single-word="false" fo:text-indent="0cm" style:auto-text-indent="false"/>
      <style:text-properties fo:font-variant="normal" fo:text-transform="none" fo:color="#000000" loext:opacity="100%" fo:font-size="14pt" fo:font-style="normal" fo:font-weight="normal" style:font-size-asian="14pt" style:font-size-complex="14pt"/>
    </style:style>
    <style:style style:name="P7" style:family="paragraph" style:parent-style-name="Text_20_body" style:list-style-name="L1">
      <style:paragraph-properties fo:margin-left="0cm" fo:margin-right="0cm" fo:line-height="140%" fo:text-align="start" style:justify-single-word="false" fo:text-indent="0cm" style:auto-text-indent="false"/>
      <style:text-properties fo:font-variant="normal" fo:text-transform="none" fo:color="#000000" loext:opacity="100%" fo:font-size="14pt" fo:font-style="normal" fo:font-weight="normal" style:font-size-asian="14pt" style:font-size-complex="14pt"/>
    </style:style>
    <style:style style:name="P8" style:family="paragraph" style:parent-style-name="Text_20_body" style:list-style-name="L2">
      <style:paragraph-properties fo:margin-left="0cm" fo:margin-right="0cm" fo:margin-top="0cm" fo:margin-bottom="0cm" style:contextual-spacing="false" fo:line-height="140%" fo:text-align="start" style:justify-single-word="false" fo:text-indent="0cm" style:auto-text-indent="false"/>
      <style:text-properties fo:font-variant="normal" fo:text-transform="none" fo:color="#000000" loext:opacity="100%" fo:font-size="14pt" fo:font-style="normal" fo:font-weight="normal" style:font-size-asian="14pt" style:font-size-complex="14pt"/>
    </style:style>
    <style:style style:name="P9" style:family="paragraph" style:parent-style-name="Text_20_body" style:list-style-name="L2">
      <style:paragraph-properties fo:margin-left="0cm" fo:margin-right="0cm" fo:line-height="140%" fo:text-align="start" style:justify-single-word="false" fo:text-indent="0cm" style:auto-text-indent="false"/>
      <style:text-properties fo:font-variant="normal" fo:text-transform="none" fo:color="#000000" loext:opacity="100%" fo:font-size="14pt" fo:font-style="normal" fo:font-weight="normal" style:font-size-asian="14pt" style:font-size-complex="14pt"/>
    </style:style>
    <style:style style:name="P10" style:family="paragraph" style:parent-style-name="Text_20_body">
      <style:paragraph-properties fo:margin-left="0cm" fo:margin-right="0cm" fo:line-height="140%" fo:text-align="start" style:justify-single-word="false" fo:text-indent="0cm" style:auto-text-indent="false"/>
      <style:text-properties fo:font-variant="normal" fo:text-transform="none" fo:color="#000000" loext:opacity="100%" fo:font-size="15pt" fo:font-style="normal" fo:font-weight="normal" style:font-size-asian="15pt" style:font-size-complex="15pt"/>
    </style:style>
    <style:style style:name="P11" style:family="paragraph" style:parent-style-name="Text_20_body" style:list-style-name="L3">
      <style:paragraph-properties fo:margin-left="0cm" fo:margin-right="0cm" fo:margin-top="0cm" fo:margin-bottom="0cm" style:contextual-spacing="false" fo:line-height="140%" fo:text-align="start" style:justify-single-word="false" fo:text-indent="0cm" style:auto-text-indent="false"/>
    </style:style>
    <style:style style:name="P12" style:family="paragraph" style:parent-style-name="Text_20_body" style:list-style-name="L3">
      <style:paragraph-properties fo:margin-left="0cm" fo:margin-right="0cm" fo:line-height="140%" fo:text-align="start" style:justify-single-word="false" fo:text-indent="0cm" style:auto-text-indent="false"/>
    </style:style>
    <style:style style:name="P13" style:family="paragraph" style:parent-style-name="Text_20_body">
      <style:paragraph-properties fo:margin-left="0cm" fo:margin-right="0cm" fo:line-height="140%" fo:text-align="start" style:justify-single-word="false" fo:text-indent="0cm" style:auto-text-indent="false"/>
    </style:style>
    <style:style style:name="T1" style:family="text">
      <style:text-properties fo:background-color="#ffff00" loext:char-shading-value="0"/>
    </style:style>
    <style:style style:name="T2" style:family="text">
      <style:text-properties fo:font-variant="normal" fo:text-transform="none" fo:color="#000000" loext:opacity="100%" fo:font-style="normal" fo:font-weight="normal"/>
    </style:style>
    <style:style style:name="T3" style:family="text">
      <style:text-properties fo:font-variant="normal" fo:text-transform="none" fo:color="#000000" loext:opacity="100%" fo:font-style="normal" fo:font-weight="bold"/>
    </style:style>
    <style:style style:name="T4" style:family="text">
      <style:text-properties officeooo:rsid="000eb56c"/>
    </style:style>
    <style:style style:name="T5" style:family="text">
      <style:text-properties fo:font-variant="normal" fo:text-transform="none" fo:color="#000000" loext:opacity="100%" fo:font-size="15pt" fo:font-style="normal" fo:font-weight="normal" style:font-size-asian="15pt" style:font-size-complex="15pt"/>
    </style:style>
    <style:style style:name="T6" style:family="text">
      <style:text-properties fo:font-variant="normal" fo:text-transform="none" fo:color="#1a62ff" loext:opacity="100%" fo:font-size="15pt" fo:font-style="normal" style:text-underline-style="solid" style:text-underline-width="auto" style:text-underline-color="font-color" fo:font-weight="normal" style:font-size-asian="15pt" style:font-size-complex="15pt"/>
    </style:style>
    <style:style style:name="T7" style:family="text">
      <style:text-properties fo:font-size="14pt" fo:font-weight="bold" officeooo:rsid="000eb56c" style:font-size-asian="14pt" style:font-weight-asian="bold" style:font-size-complex="14pt" style:font-weight-complex="bold"/>
    </style:style>
    <style:style style:name="T8" style:family="text">
      <style:text-properties fo:color="#006400" loext:opacity="100%" fo:font-size="14pt" fo:font-weight="bold" officeooo:rsid="000eb56c" style:font-size-asian="14pt" style:font-weight-asian="bold" style:font-size-complex="14pt" style:font-weight-complex="bold"/>
    </style:style>
    <style:style style:name="T9" style:family="text">
      <style:text-properties fo:color="#006400" loext:opacity="100%" fo:font-weight="bold" officeooo:rsid="000eb56c" style:font-weight-asian="bold" style:font-weight-complex="bol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0"/><text:span text:style-name="T1">CHOIX DU PROJET FIL ROUGE</text:span></text:p>
      <text:p text:style-name="P2"><text:s text:c="10"/>Application de E-commerce</text:p>
      <text:p text:style-name="P2"/>
      <text:p text:style-name="P3">1. Le sujet du projet</text:p>
      <text:p text:style-name="P4">L’idée générale de mon application est de créer une boutique en ligne spécialisée dans la vente d’huile pour la pousse des cheveux . Cette plateforme permettra aux utilisateurs de découvrir une variété d’huiles adaptées aux cheveux crépus et frisés, d’en apprendre davantage sur leurs bienfaits, et de les acheter facilement en ligne.</text:p>
      <text:p text:style-name="P4"/>
      <text:p text:style-name="P3">2. La raison de ce choix</text:p>
      <text:p text:style-name="P5"><text:span text:style-name="T2">J’ai choisi ce sujet car il y a une forte demande pour des produits capillaires adaptés aux cheveux , qui nécessitent des soins spécifiques. En raison de ma propre expérience ou de l'intérêt personnel pour les soins capillaires naturels, je suis motivé à créer un espace où les clients peuvent facilement trouver des produits de qualité. De plus, le secteur de la beauté et des soins personnels est en pleine expansion, et je suis passionné par l’idée d’aider les gens à prendre soin de leurs cheveux de manière efficace</text:span><text:span text:style-name="T3">.</text:span></text:p>
      <text:p text:style-name="P5"><text:span text:style-name="T3"/></text:p>
      <text:p text:style-name="P3">3. À qui s'adresse l'application</text:p>
      <text:p text:style-name="P4">L'application s’adresse principalement aux personnes ayant des cheveux <text:span text:style-name="T4">cassant</text:span>, crépus ou frisés, qui recherchent des produits pour favoriser la pousse de leurs cheveux. Cela inclut :</text:p>
      <text:list text:style-name="L1">
        <text:list-item>
          <text:p text:style-name="P6">Les jeunes adultes et les adultes de toutes origines souhaitant prendre soin de leurs cheveux de manière naturelle.</text:p>
        </text:list-item>
        <text:list-item>
          <text:p text:style-name="P6">Les parents qui cherchent des produits adaptés pour les cheveux de leurs enfants.</text:p>
        </text:list-item>
        <text:list-item>
          <text:p text:style-name="P7">Les professionnels de la coiffure ou de la beauté à la recherche de produits à recommander ou à utiliser dans leur pratique.</text:p>
        </text:list-item>
      </text:list>
      <text:p text:style-name="P4"><text:soft-page-break/></text:p>
      <text:p text:style-name="P3"><text:s text:c="2"/>4. La problématique à laquelle cela répond</text:p>
      <text:p text:style-name="P5"><text:span text:style-name="T2">Le projet vise à résoudre le problème suivant : l'accès limité à des produits de qualité spécifiquement formulés pour les cheveux . De nombreux consommateurs ont du mal à trouver des huiles naturelles efficaces pour la pousse de leurs cheveux dans les magasins physiques. Mon application permettra d’offrir une sélection de produits adaptés, avec des descriptions détaillées de leurs bienfaits et de leur utilisation, le tout en un seul endroit</text:span><text:span text:style-name="T3">.</text:span></text:p>
      <text:p text:style-name="P5"><text:span text:style-name="T3"/></text:p>
      <text:p text:style-name="P3">5. Comment cela aide les utilisateurs</text:p>
      <text:p text:style-name="P4">Mon application va améliorer la vie des utilisateurs de plusieurs manières :</text:p>
      <text:list text:style-name="L2">
        <text:list-item>
          <text:p text:style-name="P8">Accessibilité : Les utilisateurs pourront facilement acheter des huiles pour la pousse des cheveux <text:s/>depuis chez eux.</text:p>
        </text:list-item>
        <text:list-item>
          <text:p text:style-name="P8">Informations détaillées : Chaque produit sera accompagné de descriptions détaillées sur ses ingrédients, ses bienfaits, et des conseils d’utilisation, permettant aux utilisateurs de faire des choix éclairés.</text:p>
        </text:list-item>
        <text:list-item>
          <text:p text:style-name="P9">Simplicité d'utilisation : La plateforme sera conçue pour être intuitive et facile à naviguer, ce qui permettra aux utilisateurs de trouver rapidement ce qu’ils recherchent.</text:p>
          <text:p text:style-name="P9"/>
        </text:list-item>
      </text:list>
      <text:p text:style-name="P3">6. Liste de sites concurrents ou proches</text:p>
      <text:p text:style-name="P10">Voici quelques sites existants dans le domaine des produits capillaires qui peuvent servir de référence :</text:p>
      <text:list text:style-name="L3">
        <text:list-item>
          <text:p text:style-name="P11"><text:span text:style-name="T5">SheaMoisture (</text:span><text:a xlink:type="simple" xlink:href="http://www.sheamoisture.com/" text:style-name="Internet_20_link" text:visited-style-name="Visited_20_Internet_20_Link"><text:span text:style-name="T6">www.sheamoisture.com</text:span></text:a><text:span text:style-name="T5">) : Propose une large gamme de produits pour les cheveux afro, y compris des huiles et des soins naturels.</text:span></text:p>
        </text:list-item>
        <text:list-item>
          <text:p text:style-name="P11"><text:span text:style-name="T5">Mielle Organics (</text:span><text:a xlink:type="simple" xlink:href="http://www.mielleorganics.com/" text:style-name="Internet_20_link" text:visited-style-name="Visited_20_Internet_20_Link"><text:span text:style-name="T6">www.mielleorganics.com</text:span></text:a><text:span text:style-name="T5">) : Spécialisé dans les soins capillaires naturels pour cheveux afro, avec une bonne réputation.</text:span></text:p>
        </text:list-item>
        <text:list-item>
          <text:p text:style-name="P11"><text:soft-page-break/><text:span text:style-name="T5">CurlBox (</text:span><text:a xlink:type="simple" xlink:href="http://www.curlbox.com/" text:style-name="Internet_20_link" text:visited-style-name="Visited_20_Internet_20_Link"><text:span text:style-name="T6">www.curlbox.com</text:span></text:a><text:span text:style-name="T5">) : Une boîte d'abonnement qui propose des produits pour cheveux crépus, permettant de découvrir différents produits chaque mois.</text:span></text:p>
        </text:list-item>
        <text:list-item>
          <text:p text:style-name="P12"><text:span text:style-name="T5">NaturallyCurly (</text:span><text:a xlink:type="simple" xlink:href="http://www.naturallycurly.com/" text:style-name="Internet_20_link" text:visited-style-name="Visited_20_Internet_20_Link"><text:span text:style-name="T6">www.naturallycurly.com</text:span></text:a><text:span text:style-name="T5">) : Bien que ce ne soit pas un site de vente, il propose des conseils et des recommandations sur les produits pour cheveux afro.</text:span></text:p>
        </text:list-item>
      </text:list>
      <text:p text:style-name="P13"><text:line-break/><text:span text:style-name="T7">Présenté par</text:span><text:span text:style-name="T8">:</text:span><text:span text:style-name="T9">ZENABA ALI DICKO</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1T10:35:57.633000000</meta:creation-date>
    <dc:date>2024-10-16T14:29:14.116000000</dc:date>
    <meta:editing-duration>PT2H25M51S</meta:editing-duration>
    <meta:editing-cycles>2</meta:editing-cycles>
    <meta:generator>LibreOffice/24.8.2.1$Windows_X86_64 LibreOffice_project/0f794b6e29741098670a3b95d60478a65d05ef13</meta:generator>
    <meta:document-statistic meta:table-count="0" meta:image-count="0" meta:object-count="0" meta:page-count="3" meta:paragraph-count="26" meta:word-count="530" meta:character-count="3383" meta:non-whitespace-character-count="2865"/>
  </office:meta>
</office:document-meta>
</file>